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0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 style:rotation-angle="90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2" table:number-columns-repeated="8" table:default-cell-style-name="Default"/>
        <table:table-column table:style-name="co2" table:number-columns-repeated="2" table:default-cell-style-name="ce4"/>
        <table:table-row table:style-name="ro3">
          <table:table-cell table:style-name="ce1" office:value-type="string">
            <text:p>dictionarySize</text:p>
          </table:table-cell>
          <table:table-cell table:style-name="ce1" office:value-type="string">
            <text:p>useKer</text:p>
          </table:table-cell>
          <table:table-cell table:style-name="ce1" office:value-type="string">
            <text:p>useLLC</text:p>
          </table:table-cell>
          <table:table-cell table:style-name="ce1" office:value-type="string">
            <text:p>pyramidLevel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umTextonImages</text:p>
          </table:table-cell>
          <table:table-cell table:style-name="ce1" office:value-type="string">
            <text:p>patchSize</text:p>
          </table:table-cell>
          <table:table-cell table:style-name="ce1" office:value-type="string">
            <text:p>gridSpacing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MeanAcc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76.7839">
            <text:p>76.78</text:p>
          </table:table-cell>
          <table:table-cell table:style-name="ce3" office:value-type="float" office:value="76.0985">
            <text:p>76.1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75.4774">
            <text:p>75.48</text:p>
          </table:table-cell>
          <table:table-cell table:style-name="ce3" office:value-type="float" office:value="75.0612">
            <text:p>75.0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69.0452">
            <text:p>69.05</text:p>
          </table:table-cell>
          <table:table-cell table:style-name="ce3" office:value-type="float" office:value="68.2521">
            <text:p>68.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43.8191">
            <text:p>43.82</text:p>
          </table:table-cell>
          <table:table-cell table:style-name="ce3" office:value-type="float" office:value="45.4741">
            <text:p>45.4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77.9899">
            <text:p>77.99</text:p>
          </table:table-cell>
          <table:table-cell table:style-name="ce3" office:value-type="float" office:value="77.4809">
            <text:p>77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41.5745">
            <text:p>41.57</text:p>
          </table:table-cell>
          <table:table-cell table:style-name="ce3" office:value-type="float" office:value="43.4759">
            <text:p>43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8952">
            <text:p>74.9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42.8476">
            <text:p>42.85</text:p>
          </table:table-cell>
          <table:table-cell table:style-name="ce3" office:value-type="float" office:value="43.9107">
            <text:p>43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70.2513">
            <text:p>70.25</text:p>
          </table:table-cell>
          <table:table-cell table:style-name="ce3" office:value-type="float" office:value="68.9255">
            <text:p>68.9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76.5829">
            <text:p>76.58</text:p>
          </table:table-cell>
          <table:table-cell table:style-name="ce3" office:value-type="float" office:value="75.9143">
            <text:p>75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7791">
            <text:p>74.7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70.7873">
            <text:p>70.79</text:p>
          </table:table-cell>
          <table:table-cell table:style-name="ce3" office:value-type="float" office:value="69.7365">
            <text:p>69.7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77.5544">
            <text:p>77.55</text:p>
          </table:table-cell>
          <table:table-cell table:style-name="ce3" office:value-type="float" office:value="77.019">
            <text:p>77.0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75.9129">
            <text:p>75.91</text:p>
          </table:table-cell>
          <table:table-cell table:style-name="ce3" office:value-type="float" office:value="75.3313">
            <text:p>75.3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68.0737">
            <text:p>68.07</text:p>
          </table:table-cell>
          <table:table-cell table:style-name="ce3" office:value-type="float" office:value="67.647">
            <text:p>67.6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77.6214">
            <text:p>77.62</text:p>
          </table:table-cell>
          <table:table-cell table:style-name="ce3" office:value-type="float" office:value="77.111">
            <text:p>77.1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76.1809">
            <text:p>76.18</text:p>
          </table:table-cell>
          <table:table-cell table:style-name="ce3" office:value-type="float" office:value="75.4618">
            <text:p>75.4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69.2797">
            <text:p>69.28</text:p>
          </table:table-cell>
          <table:table-cell table:style-name="ce3" office:value-type="float" office:value="67.9447">
            <text:p>67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76.3484">
            <text:p>76.35</text:p>
          </table:table-cell>
          <table:table-cell table:style-name="ce3" office:value-type="float" office:value="75.675">
            <text:p>75.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75.8459">
            <text:p>75.85</text:p>
          </table:table-cell>
          <table:table-cell table:style-name="ce3" office:value-type="float" office:value="74.9369">
            <text:p>74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71.1223">
            <text:p>71.12</text:p>
          </table:table-cell>
          <table:table-cell table:style-name="ce3" office:value-type="float" office:value="69.8565">
            <text:p>69.8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51.3233">
            <text:p>51.32</text:p>
          </table:table-cell>
          <table:table-cell table:style-name="ce3" office:value-type="float" office:value="51.35">
            <text:p>51.3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24.4221">
            <text:p>24.42</text:p>
          </table:table-cell>
          <table:table-cell table:style-name="ce3" office:value-type="float" office:value="24.9446">
            <text:p>24.9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44.22">
            <text:p>44.22</text:p>
          </table:table-cell>
          <table:table-cell table:style-name="ce3" office:value-type="float" office:value="44.41">
            <text:p>44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10.98">
            <text:p>10.98</text:p>
          </table:table-cell>
          <table:table-cell table:style-name="ce3" office:value-type="float" office:value="9.5279">
            <text:p>9.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64.2546">
            <text:p>64.25</text:p>
          </table:table-cell>
          <table:table-cell table:style-name="ce3" office:value-type="float" office:value="62.75">
            <text:p>62.7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42.64">
            <text:p>42.64</text:p>
          </table:table-cell>
          <table:table-cell table:style-name="ce3" office:value-type="float" office:value="42.91">
            <text:p>42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58.12">
            <text:p>58.12</text:p>
          </table:table-cell>
          <table:table-cell table:style-name="ce3" office:value-type="float" office:value="56.43">
            <text:p>56.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41.41">
            <text:p>41.41</text:p>
          </table:table-cell>
          <table:table-cell table:style-name="ce3" office:value-type="float" office:value="39.16">
            <text:p>39.1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47.16">
            <text:p>47.16</text:p>
          </table:table-cell>
          <table:table-cell table:style-name="ce3" office:value-type="float" office:value="45.199">
            <text:p>45.2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17.25">
            <text:p>17.25</text:p>
          </table:table-cell>
          <table:table-cell table:style-name="ce3" office:value-type="float" office:value="18.4086">
            <text:p>18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65.159">
            <text:p>65.16</text:p>
          </table:table-cell>
          <table:table-cell table:style-name="ce3" office:value-type="float" office:value="63.26">
            <text:p>63.2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55.64">
            <text:p>55.64</text:p>
          </table:table-cell>
          <table:table-cell table:style-name="ce3" office:value-type="float" office:value="53.71">
            <text:p>53.7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61.54">
            <text:p>61.54</text:p>
          </table:table-cell>
          <table:table-cell table:style-name="ce3" office:value-type="float" office:value="59.44">
            <text:p>59.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37.05">
            <text:p>37.05</text:p>
          </table:table-cell>
          <table:table-cell table:style-name="ce3" office:value-type="float" office:value="36.21">
            <text:p>36.2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50.41">
            <text:p>50.41</text:p>
          </table:table-cell>
          <table:table-cell table:style-name="ce3" office:value-type="float" office:value="48.65">
            <text:p>48.6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48.74">
            <text:p>48.74</text:p>
          </table:table-cell>
          <table:table-cell table:style-name="ce3" office:value-type="float" office:value="46.9">
            <text:p>46.90</text:p>
          </table:table-cell>
        </table:table-row>
        <table:table-row table:style-name="ro2" table:number-rows-repeated="6549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4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4:21:34</dc:date>
    <dc:creator>Saikat Gomes</dc:creator>
    <meta:editing-duration>PT01H00M20S</meta:editing-duration>
    <meta:editing-cycles>11</meta:editing-cycles>
    <meta:generator>OpenOffice.org/3.2$Unix OpenOffice.org_project/320m19$Build-9505</meta:generator>
    <meta:document-statistic meta:table-count="3" meta:cell-count="380" meta:object-count="0"/>
  </office:meta>
</office:document-meta>
</file>